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user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#INT(4)</text:p>
          </table:table-cell>
          <table:table-cell office:value-type="string">
            <text:p>#INT(5)</text:p>
          </table:table-cell>
          <table:table-cell office:value-type="string">
            <text:p>#INT(6)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#TRUE</text:p>
          </table:table-cell>
          <table:table-cell office:value-type="string">
            <text:p>#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#TIME(2010-01-01)</text:p>
          </table:table-cell>
          <table:table-cell office:value-type="string">
            <text:p>#TIME(2010-01-02)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#JSON([1,2])</text:p>
          </table:table-cell>
          <table:table-cell office:value-type="string">
            <text:p>#JSON([3,4])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#JSON(["a","b"])</text:p>
          </table:table-cell>
          <table:table-cell office:value-type="string">
            <text:p>#JSON(["c","d"])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</table:table-row>
        <table:table-row table:style-name="ro1">
          <table:table-cell office:value-type="string">
            <text:p>login_ts</text:p>
          </table:table-cell>
          <table:table-cell table:number-columns-repeated="3" office:value-type="string">
            <text:p>2012-01-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#JSON([1,2])</text:p>
          </table:table-cell>
          <table:table-cell office:value-type="string">
            <text:p>#JSON([3,4])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#JSON(["a","b"])</text:p>
          </table:table-cell>
          <table:table-cell office:value-type="string">
            <text:p>#JSON(["c","d"])</text:p>
          </table:table-cell>
          <table:table-cell office:value-type="string">
            <text:p>#NULL</text:p>
          </table:table-cell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#TIME(2012-01-0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00/00/00</text:date>, <text:time style:data-style-name="N2" text:time-value="0000-00-00T07:45:2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23T08:12:45</dc:date>
    <meta:editing-duration>PT3H44M53S</meta:editing-duration>
    <meta:editing-cycles>50</meta:editing-cycles>
    <meta:generator>LibreOffice/4.0.2.2$MacOSX_x86 LibreOffice_project/4c82dcdd6efcd48b1d8bba66bfe1989deee49c3</meta:generator>
    <meta:document-statistic meta:table-count="3" meta:cell-count="80" meta:object-count="0"/>
  </office:meta>
</office:document-meta>
</file>